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ummer Programs for Zeph</text:p>
      <text:p text:style-name="Standard"/>
      <text:p text:style-name="Standard">Spanish Nest <text:s/>Circle Time – 80/month</text:p>
      <text:p text:style-name="Standard">Gym – 90/month</text:p>
      <text:p text:style-name="Standard">Swimming</text:p>
      <text:p text:style-name="Standard"/>
      <text:p text:style-name="Standard">Writing/Reading Lessons</text:p>
      <text:p text:style-name="Standard">Mus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3T06:43:48.23</meta:creation-date>
    <dc:date>2013-05-23T06:51:56.02</dc:date>
    <meta:editing-duration>PT8M7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1" meta:paragraph-count="6" meta:word-count="17" meta:character-count="110"/>
  </office:meta>
</office:document-meta>
</file>